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0.62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0.233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3.03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2.30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8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7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cm" svg:height="1cm" svg:x="8cm" svg:y="5cm">
          <text:p text:style-name="P1">Imenik imenik;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1cm" svg:x="8cm" svg:y="3cm">
          <text:p text:style-name="P1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1cm" svg:x="8cm" svg:y="7cm">
          <text:p text:style-name="P1">Me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cm" svg:y1="4cm" svg:x2="10cm" svg:y2="5cm" draw:start-shape="id1" draw:start-glue-point="8" draw:end-shape="id2" draw:end-glue-point="0" svg:d="M10000 4000v1000" svg:viewBox="0 0 1 1001">
          <text:p/>
        </draw:connector>
        <draw:connector draw:style-name="gr3" draw:text-style-name="P2" draw:layer="layout" draw:type="line" svg:x1="10cm" svg:y1="6cm" svg:x2="10cm" svg:y2="7cm" draw:start-shape="id2" draw:start-glue-point="2" draw:end-shape="id3" draw:end-glue-point="4" svg:d="M10000 6000v1000" svg:viewBox="0 0 1 1001">
          <text:p/>
        </draw:connector>
      </draw:page>
      <draw:page draw:name="page2" draw:style-name="dp1" draw:master-page-name="Default">
        <draw:custom-shape draw:style-name="gr2" draw:text-style-name="P1" xml:id="id4" draw:id="id4" draw:layer="layout" svg:width="4cm" svg:height="1cm" svg:x="8.025cm" svg:y="3cm">
          <text:p text:style-name="P1">Me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cm" svg:height="1cm" svg:x="9.025cm" svg:y="11cm">
          <text:p text:style-name="P1">ch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xml:id="id11" draw:id="id11" draw:layer="layout" svg:width="2cm" svg:height="1cm" svg:x="9.025cm" svg:y="13cm">
          <text:p text:style-name="P1">ch==‘1‘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3" draw:id="id13" draw:layer="layout" svg:width="2cm" svg:height="1cm" svg:x="9.025cm" svg:y="15cm">
          <text:p text:style-name="P1">ch==‘2‘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9" draw:id="id9" draw:layer="layout" svg:width="2cm" svg:height="1cm" svg:x="9.025cm" svg:y="17cm">
          <text:p text:style-name="P1">ch==‘3‘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2cm" svg:height="1cm" svg:x="9.025cm" svg:y="19cm">
          <text:p text:style-name="P1">ch==‘4‘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cm" svg:height="1cm" svg:x="12.025cm" svg:y="13cm">
          <text:p text:style-name="P1">Unos novog kontak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cm" svg:height="1cm" svg:x="12.025cm" svg:y="15cm">
          <text:p text:style-name="P1">imenik.prikaz();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cm" svg:height="1cm" svg:x="12.025cm" svg:y="17cm">
          <text:p text:style-name="P1">imenik.brisanje();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cm" svg:height="1cm" svg:x="12.025cm" svg:y="13cm">
          <text:p text:style-name="P1">imenik.unos();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4cm" svg:height="1cm" svg:x="4.025cm" svg:y="7cm">
          <text:p text:style-name="P1">Kraj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cm" svg:height="0.683cm" svg:x="10.725cm" svg:y="16.717cm">
          <draw:text-box>
            <text:p>true</text:p>
          </draw:text-box>
        </draw:frame>
        <draw:frame draw:style-name="gr7" draw:text-style-name="P3" draw:layer="layout" svg:width="1.6cm" svg:height="0.683cm" svg:x="8.825cm" svg:y="13.9cm">
          <draw:text-box>
            <text:p>false</text:p>
          </draw:text-box>
        </draw:frame>
        <draw:frame draw:style-name="gr7" draw:text-style-name="P3" draw:layer="layout" svg:width="1.6cm" svg:height="0.683cm" svg:x="8.825cm" svg:y="15.9cm">
          <draw:text-box>
            <text:p>false</text:p>
          </draw:text-box>
        </draw:frame>
        <draw:frame draw:style-name="gr7" draw:text-style-name="P3" draw:layer="layout" svg:width="1.6cm" svg:height="0.683cm" svg:x="8.825cm" svg:y="17.9cm">
          <draw:text-box>
            <text:p>false</text:p>
          </draw:text-box>
        </draw:frame>
        <draw:frame draw:style-name="gr7" draw:text-style-name="P3" draw:layer="layout" svg:width="1.6cm" svg:height="0.683cm" svg:x="8.825cm" svg:y="19.817cm">
          <draw:text-box>
            <text:p>false</text:p>
          </draw:text-box>
        </draw:frame>
        <draw:frame draw:style-name="gr6" draw:text-style-name="P3" draw:layer="layout" svg:width="1.3cm" svg:height="0.683cm" svg:x="10.703cm" svg:y="12.756cm">
          <draw:text-box>
            <text:p>true</text:p>
          </draw:text-box>
        </draw:frame>
        <draw:frame draw:style-name="gr6" draw:text-style-name="P3" draw:layer="layout" svg:width="1.3cm" svg:height="0.683cm" svg:x="10.725cm" svg:y="14.717cm">
          <draw:text-box>
            <text:p>true</text:p>
          </draw:text-box>
        </draw:frame>
        <draw:frame draw:style-name="gr6" draw:text-style-name="P3" draw:layer="layout" svg:width="1.3cm" svg:height="0.683cm" svg:x="10.725cm" svg:y="18.817cm">
          <draw:text-box>
            <text:p>true</text:p>
          </draw:text-box>
        </draw:frame>
        <draw:custom-shape draw:style-name="gr1" draw:text-style-name="P1" xml:id="id5" draw:id="id5" draw:layer="layout" svg:width="4cm" svg:height="1cm" svg:x="8.025cm" svg:y="5cm">
          <text:p text:style-name="P1">bool izlaz = false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0.025cm" svg:y1="4cm" svg:x2="10.025cm" svg:y2="5cm" draw:start-shape="id4" draw:start-glue-point="8" draw:end-shape="id5" draw:end-glue-point="4" svg:d="M10025 4000v1000" svg:viewBox="0 0 1 1001">
          <text:p/>
        </draw:connector>
        <draw:custom-shape draw:style-name="gr5" draw:text-style-name="P1" xml:id="id6" draw:id="id6" draw:layer="layout" svg:width="2cm" svg:height="1cm" svg:x="9.025cm" svg:y="7cm">
          <text:p text:style-name="P1">!izla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025cm" svg:y1="6cm" svg:x2="10.025cm" svg:y2="7cm" draw:start-shape="id5" draw:start-glue-point="6" draw:end-shape="id6" draw:end-glue-point="4" svg:d="M10025 6000v1000" svg:viewBox="0 0 1 1001">
          <text:p/>
        </draw:connector>
        <draw:custom-shape draw:style-name="gr1" draw:text-style-name="P1" xml:id="id8" draw:id="id8" draw:layer="layout" svg:width="4cm" svg:height="1cm" svg:x="12.025cm" svg:y="19cm">
          <text:p text:style-name="P1">izlaz = true;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025cm" svg:y1="19.5cm" svg:x2="12.025cm" svg:y2="19.5cm" draw:start-shape="id7" draw:start-glue-point="7" draw:end-shape="id8" draw:end-glue-point="3" svg:d="M11025 19500h1000" svg:viewBox="0 0 1001 1">
          <text:p/>
        </draw:connector>
        <draw:connector draw:style-name="gr3" draw:text-style-name="P2" draw:layer="layout" draw:type="line" svg:x1="11.025cm" svg:y1="17.5cm" svg:x2="12.025cm" svg:y2="17.5cm" draw:start-shape="id9" draw:start-glue-point="7" draw:end-shape="id10" draw:end-glue-point="3" svg:d="M11025 17500h1000" svg:viewBox="0 0 1001 1">
          <text:p/>
        </draw:connector>
        <draw:connector draw:style-name="gr3" draw:text-style-name="P2" draw:layer="layout" draw:type="line" svg:x1="11.025cm" svg:y1="13.5cm" svg:x2="12.025cm" svg:y2="13.5cm" draw:start-shape="id11" draw:start-glue-point="7" draw:end-shape="id12" draw:end-glue-point="3" svg:d="M11025 13500h1000" svg:viewBox="0 0 1001 1">
          <text:p/>
        </draw:connector>
        <draw:connector draw:style-name="gr3" draw:text-style-name="P2" draw:layer="layout" draw:type="line" svg:x1="11.025cm" svg:y1="15.5cm" svg:x2="12.025cm" svg:y2="15.5cm" draw:start-shape="id13" draw:start-glue-point="7" draw:end-shape="id14" draw:end-glue-point="3" svg:d="M11025 15500h1000" svg:viewBox="0 0 1001 1">
          <text:p/>
        </draw:connector>
        <draw:connector draw:style-name="gr3" draw:text-style-name="P2" draw:layer="layout" draw:type="line" svg:x1="10.025cm" svg:y1="12cm" svg:x2="10.025cm" svg:y2="13cm" draw:start-shape="id15" draw:start-glue-point="5" draw:end-shape="id11" draw:end-glue-point="4" svg:d="M10025 12000v1000" svg:viewBox="0 0 1 1001">
          <text:p/>
        </draw:connector>
        <draw:connector draw:style-name="gr3" draw:text-style-name="P2" draw:layer="layout" draw:type="line" svg:x1="10.025cm" svg:y1="14cm" svg:x2="10.025cm" svg:y2="15cm" draw:start-shape="id11" draw:start-glue-point="6" draw:end-shape="id13" draw:end-glue-point="4" svg:d="M10025 14000v1000" svg:viewBox="0 0 1 1001">
          <text:p/>
        </draw:connector>
        <draw:connector draw:style-name="gr3" draw:text-style-name="P2" draw:layer="layout" draw:type="line" svg:x1="10.025cm" svg:y1="16cm" svg:x2="10.025cm" svg:y2="17cm" draw:start-shape="id13" draw:start-glue-point="6" draw:end-shape="id9" draw:end-glue-point="4" svg:d="M10025 16000v1000" svg:viewBox="0 0 1 1001">
          <text:p/>
        </draw:connector>
        <draw:connector draw:style-name="gr3" draw:text-style-name="P2" draw:layer="layout" draw:type="line" svg:x1="10.025cm" svg:y1="18cm" svg:x2="10.025cm" svg:y2="19cm" draw:start-shape="id9" draw:start-glue-point="6" draw:end-shape="id7" draw:end-glue-point="4" svg:d="M10025 18000v1000" svg:viewBox="0 0 1 1001">
          <text:p/>
        </draw:connector>
        <draw:custom-shape draw:style-name="gr8" draw:text-style-name="P1" xml:id="id16" draw:id="id16" draw:layer="layout" svg:width="2cm" svg:height="1cm" svg:x="9.025cm" svg:y="9cm">
          <text:p text:style-name="P1">char ch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0.025cm" svg:y1="10cm" svg:x2="10.025cm" svg:y2="11cm" draw:start-shape="id16" draw:start-glue-point="6" draw:end-shape="id15" draw:end-glue-point="7" svg:d="M10025 10000v1000" svg:viewBox="0 0 1 1001">
          <text:p/>
        </draw:connector>
        <draw:custom-shape draw:style-name="gr1" draw:text-style-name="P1" xml:id="id17" draw:id="id17" draw:layer="layout" svg:width="4cm" svg:height="1cm" svg:x="8.025cm" svg:y="21cm">
          <text:p text:style-name="P1">„Pogresna komanda!“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025cm" svg:y1="20cm" svg:x2="10.025cm" svg:y2="21cm" draw:start-shape="id7" draw:start-glue-point="6" draw:end-shape="id17" draw:end-glue-point="0" svg:d="M10025 20000v1000" svg:viewBox="0 0 1 1001">
          <text:p/>
        </draw:connector>
        <draw:connector draw:style-name="gr3" draw:text-style-name="P2" draw:layer="layout" draw:line-skew="0.499cm" svg:x1="10.025cm" svg:y1="22cm" svg:x2="17.025cm" svg:y2="19.6cm" draw:start-shape="id17" draw:start-glue-point="2" draw:end-shape="id18" draw:end-glue-point="8" svg:d="M10025 22000v1000h7000v-3400" svg:viewBox="0 0 7001 3401">
          <text:p/>
        </draw:connector>
        <draw:custom-shape draw:style-name="gr9" draw:text-style-name="P1" xml:id="id18" draw:id="id18" draw:layer="layout" svg:width="0.2cm" svg:height="0.2cm" svg:x="16.925cm" svg:y="1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" xml:id="id19" draw:id="id19" draw:layer="layout" svg:width="0.2cm" svg:height="0.2cm" svg:x="16.925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" xml:id="id20" draw:id="id20" draw:layer="layout" svg:width="0.2cm" svg:height="0.2cm" svg:x="16.925cm" svg:y="15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" xml:id="id21" draw:id="id21" draw:layer="layout" svg:width="0.2cm" svg:height="0.2cm" svg:x="16.925cm" svg:y="13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line" svg:x1="17.025cm" svg:y1="19.4cm" svg:x2="17.025cm" svg:y2="17.6cm" draw:start-shape="id18" draw:start-glue-point="4" draw:end-shape="id19" draw:end-glue-point="8" svg:d="M17025 19400v-1800" svg:viewBox="0 0 1 1801">
          <text:p/>
        </draw:connector>
        <draw:connector draw:style-name="gr3" draw:text-style-name="P2" draw:layer="layout" draw:type="line" svg:x1="17.025cm" svg:y1="17.4cm" svg:x2="17.025cm" svg:y2="15.6cm" draw:start-shape="id19" draw:start-glue-point="4" draw:end-shape="id20" draw:end-glue-point="8" svg:d="M17025 17400v-1800" svg:viewBox="0 0 1 1801">
          <text:p/>
        </draw:connector>
        <draw:connector draw:style-name="gr3" draw:text-style-name="P2" draw:layer="layout" draw:type="line" svg:x1="17.025cm" svg:y1="15.4cm" svg:x2="17.025cm" svg:y2="13.6cm" draw:start-shape="id20" draw:start-glue-point="4" draw:end-shape="id21" draw:end-glue-point="8" svg:d="M17025 15400v-1800" svg:viewBox="0 0 1 1801">
          <text:p/>
        </draw:connector>
        <draw:connector draw:style-name="gr3" draw:text-style-name="P2" draw:layer="layout" draw:type="line" svg:x1="16.025cm" svg:y1="19.5cm" svg:x2="16.925cm" svg:y2="19.5cm" draw:start-shape="id8" draw:start-glue-point="1" draw:end-shape="id18" draw:end-glue-point="6" svg:d="M16025 19500h900" svg:viewBox="0 0 901 1">
          <text:p/>
        </draw:connector>
        <draw:connector draw:style-name="gr3" draw:text-style-name="P2" draw:layer="layout" draw:type="line" svg:x1="16.025cm" svg:y1="17.5cm" svg:x2="16.925cm" svg:y2="17.5cm" draw:start-shape="id10" draw:start-glue-point="1" draw:end-shape="id19" draw:end-glue-point="6" svg:d="M16025 17500h900" svg:viewBox="0 0 901 1">
          <text:p/>
        </draw:connector>
        <draw:connector draw:style-name="gr3" draw:text-style-name="P2" draw:layer="layout" draw:type="line" svg:x1="16.025cm" svg:y1="15.5cm" svg:x2="16.925cm" svg:y2="15.5cm" draw:start-shape="id14" draw:start-glue-point="1" draw:end-shape="id20" draw:end-glue-point="6" svg:d="M16025 15500h900" svg:viewBox="0 0 901 1">
          <text:p/>
        </draw:connector>
        <draw:connector draw:style-name="gr3" draw:text-style-name="P2" draw:layer="layout" draw:type="line" svg:x1="16.025cm" svg:y1="13.5cm" svg:x2="16.925cm" svg:y2="13.5cm" draw:start-shape="id12" draw:start-glue-point="1" draw:end-shape="id21" draw:end-glue-point="6" svg:d="M16025 13500h900" svg:viewBox="0 0 901 1">
          <text:p/>
        </draw:connector>
        <draw:connector draw:style-name="gr3" draw:text-style-name="P2" draw:layer="layout" svg:x1="17.025cm" svg:y1="13.4cm" svg:x2="11.025cm" svg:y2="7.5cm" draw:start-shape="id21" draw:start-glue-point="4" draw:end-shape="id6" draw:end-glue-point="7" svg:d="M17025 13400v-5900h-6000" svg:viewBox="0 0 6001 5901">
          <text:p/>
        </draw:connector>
        <draw:connector draw:style-name="gr3" draw:text-style-name="P2" draw:layer="layout" draw:type="line" svg:x1="10.025cm" svg:y1="8cm" svg:x2="10.025cm" svg:y2="9cm" draw:start-shape="id6" draw:start-glue-point="6" draw:end-shape="id16" draw:end-glue-point="4" svg:d="M10025 8000v1000" svg:viewBox="0 0 1 1001">
          <text:p/>
        </draw:connector>
        <draw:connector draw:style-name="gr3" draw:text-style-name="P2" draw:layer="layout" draw:type="line" svg:x1="9.025cm" svg:y1="7.5cm" svg:x2="8.025cm" svg:y2="7.5cm" draw:start-shape="id6" draw:start-glue-point="5" draw:end-shape="id22" draw:end-glue-point="10" svg:d="M9025 7500h-1000" svg:viewBox="0 0 1001 1">
          <text:p/>
        </draw:connector>
        <draw:frame draw:style-name="gr7" draw:text-style-name="P3" draw:layer="layout" svg:width="1.6cm" svg:height="0.683cm" svg:x="8.025cm" svg:y="6.8cm">
          <draw:text-box>
            <text:p>false</text:p>
          </draw:text-box>
        </draw:frame>
        <draw:frame draw:style-name="gr6" draw:text-style-name="P3" draw:layer="layout" svg:width="1.3cm" svg:height="0.683cm" svg:x="8.925cm" svg:y="7.817cm">
          <draw:text-box>
            <text:p>true</text:p>
          </draw:text-box>
        </draw:frame>
      </draw:page>
      <draw:page draw:name="page3" draw:style-name="dp1" draw:master-page-name="Default">
        <draw:custom-shape draw:style-name="gr10" draw:text-style-name="P1" xml:id="id23" draw:id="id23" draw:layer="layout" svg:width="5cm" svg:height="1cm" svg:x="8cm" svg:y="3cm">
          <text:p text:style-name="P1">imenik.unos()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5" draw:id="id25" draw:layer="layout" svg:width="5cm" svg:height="2cm" svg:x="8cm" svg:y="7cm">
          <text:p text:style-name="P1">novi.ime,<text:line-break/>novi.prezime,<text:line-break/>novi.telef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26" draw:id="id26" draw:layer="layout" svg:width="5cm" svg:height="1cm" svg:x="8cm" svg:y="10cm">
          <text:p text:style-name="P1">imenik.push_back(novi);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9cm" svg:height="1cm" svg:x="6cm" svg:y="5cm">
          <text:p text:style-name="P1">struct {char ime[20], prezime[30], telefon[11]} novi;</text:p>
          <draw:enhanced-geometry svg:viewBox="0 0 21600 21600" draw:type="rectangle" draw:enhanced-path="M 0 0 L 21600 0 21600 21600 0 21600 0 0 Z N"/>
        </draw:custom-shape>
        <draw:custom-shape draw:style-name="gr10" draw:text-style-name="P1" xml:id="id27" draw:id="id27" draw:layer="layout" svg:width="5cm" svg:height="1cm" svg:x="8cm" svg:y="12cm">
          <text:p text:style-name="P1">Kraj met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cm" svg:y1="4cm" svg:x2="10.5cm" svg:y2="5cm" draw:start-shape="id23" draw:start-glue-point="8" draw:end-shape="id24" draw:end-glue-point="0" svg:d="M10500 4000v1000" svg:viewBox="0 0 1 1001">
          <text:p/>
        </draw:connector>
        <draw:connector draw:style-name="gr3" draw:text-style-name="P2" draw:layer="layout" draw:type="line" svg:x1="10.5cm" svg:y1="6cm" svg:x2="10.5cm" svg:y2="7cm" draw:start-shape="id24" draw:start-glue-point="2" draw:end-shape="id25" draw:end-glue-point="7" svg:d="M10500 6000v1000" svg:viewBox="0 0 1 1001">
          <text:p/>
        </draw:connector>
        <draw:connector draw:style-name="gr3" draw:text-style-name="P2" draw:layer="layout" draw:type="line" svg:x1="10.5cm" svg:y1="9cm" svg:x2="10.5cm" svg:y2="10cm" draw:start-shape="id25" draw:start-glue-point="5" draw:end-shape="id26" draw:end-glue-point="0" svg:d="M10500 9000v1000" svg:viewBox="0 0 1 1001">
          <text:p/>
        </draw:connector>
        <draw:connector draw:style-name="gr3" draw:text-style-name="P2" draw:layer="layout" draw:type="line" svg:x1="10.5cm" svg:y1="11cm" svg:x2="10.5cm" svg:y2="12cm" draw:start-shape="id26" draw:start-glue-point="2" draw:end-shape="id27" draw:end-glue-point="4" svg:d="M10500 11000v1000" svg:viewBox="0 0 1 1001">
          <text:p/>
        </draw:connector>
      </draw:page>
      <draw:page draw:name="page4" draw:style-name="dp1" draw:master-page-name="Default">
        <draw:custom-shape draw:style-name="gr10" draw:text-style-name="P1" xml:id="id32" draw:id="id32" draw:layer="layout" svg:width="5cm" svg:height="1cm" svg:x="6cm" svg:y="3cm">
          <text:p text:style-name="P1">imenik.prikaz()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1" draw:id="id31" draw:layer="layout" svg:width="9cm" svg:height="1cm" svg:x="4cm" svg:y="5cm">
          <text:p text:style-name="P1">list&lt;Kontakt&gt;::iterator it = imenik.begin();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4cm" svg:height="1cm" svg:x="12cm" svg:y="7.5cm">
          <text:p text:style-name="P1">Kraj met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9" draw:id="id29" draw:layer="layout" svg:width="5cm" svg:height="2cm" svg:x="6cm" svg:y="7cm">
          <text:p text:style-name="P1">it != imenik.end();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4" xml:id="id30" draw:id="id30" draw:layer="layout" svg:width="3cm" svg:height="2cm" svg:x="7cm" svg:y="10cm">
          <text:p text:style-name="P4">(*it).ime, <text:line-break/>(*it).prezime,</text:p>
          <text:p text:style-name="P1">(*it).telef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28" draw:id="id28" draw:layer="layout" svg:width="3cm" svg:height="1cm" svg:x="7cm" svg:y="13cm">
          <text:p text:style-name="P1">It++;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499cm -0.499cm" svg:x1="8.5cm" svg:y1="14cm" svg:x2="6cm" svg:y2="8cm" draw:start-shape="id28" draw:start-glue-point="2" draw:end-shape="id29" draw:end-glue-point="5" svg:d="M8500 14000v1000h-3500v-7000h1000" svg:viewBox="0 0 3501 7001">
          <text:p/>
        </draw:connector>
        <draw:connector draw:style-name="gr3" draw:text-style-name="P2" draw:layer="layout" draw:type="line" svg:x1="8.5cm" svg:y1="12cm" svg:x2="8.5cm" svg:y2="13cm" draw:start-shape="id30" draw:start-glue-point="2" draw:end-shape="id28" draw:end-glue-point="0" svg:d="M8500 12000v1000" svg:viewBox="0 0 1 1001">
          <text:p/>
        </draw:connector>
        <draw:connector draw:style-name="gr3" draw:text-style-name="P2" draw:layer="layout" draw:type="line" svg:x1="8.5cm" svg:y1="9cm" svg:x2="8.5cm" svg:y2="10cm" draw:start-shape="id29" draw:start-glue-point="6" draw:end-shape="id30" draw:end-glue-point="0" svg:d="M8500 9000v1000" svg:viewBox="0 0 1 1001">
          <text:p/>
        </draw:connector>
        <draw:connector draw:style-name="gr3" draw:text-style-name="P2" draw:layer="layout" draw:type="line" svg:x1="8.5cm" svg:y1="6cm" svg:x2="8.5cm" svg:y2="7cm" draw:start-shape="id31" draw:start-glue-point="2" draw:end-shape="id29" draw:end-glue-point="4" svg:d="M8500 6000v1000" svg:viewBox="0 0 1 1001">
          <text:p/>
        </draw:connector>
        <draw:connector draw:style-name="gr3" draw:text-style-name="P2" draw:layer="layout" draw:type="line" svg:x1="8.5cm" svg:y1="4cm" svg:x2="8.5cm" svg:y2="5cm" draw:start-shape="id32" draw:start-glue-point="8" draw:end-shape="id31" draw:end-glue-point="0" svg:d="M8500 4000v1000" svg:viewBox="0 0 1 1001">
          <text:p/>
        </draw:connector>
        <draw:connector draw:style-name="gr3" draw:text-style-name="P2" draw:layer="layout" draw:type="line" svg:x1="11cm" svg:y1="8cm" svg:x2="12cm" svg:y2="8cm" draw:start-shape="id29" draw:start-glue-point="7" draw:end-shape="id33" draw:end-glue-point="6" svg:d="M11000 8000h1000" svg:viewBox="0 0 1001 1">
          <text:p/>
        </draw:connector>
        <draw:frame draw:style-name="gr17" draw:text-style-name="P3" draw:layer="layout" svg:width="1.6cm" svg:height="0.683cm" svg:x="7.2cm" svg:y="8.9cm">
          <draw:text-box>
            <text:p>True</text:p>
          </draw:text-box>
        </draw:frame>
        <draw:frame draw:style-name="gr17" draw:text-style-name="P3" draw:layer="layout" svg:width="1.6cm" svg:height="0.683cm" svg:x="10.7cm" svg:y="7.317cm">
          <draw:text-box>
            <text:p>false</text:p>
          </draw:text-box>
        </draw:frame>
      </draw:page>
      <draw:page draw:name="page5" draw:style-name="dp1" draw:master-page-name="Default">
        <draw:custom-shape draw:style-name="gr10" draw:text-style-name="P1" xml:id="id34" draw:id="id34" draw:layer="layout" svg:width="5cm" svg:height="1cm" svg:x="6cm" svg:y="3cm">
          <text:p text:style-name="P1">imenik.brisanje()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37" draw:id="id37" draw:layer="layout" svg:width="5cm" svg:height="2cm" svg:x="6cm" svg:y="9cm">
          <text:p text:style-name="P1">ch==‘d‘ || ch==‘D‘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" xml:id="id35" draw:id="id35" draw:layer="layout" svg:width="3cm" svg:height="1cm" svg:x="7cm" svg:y="5cm">
          <text:p text:style-name="P1">char ch;</text:p>
          <draw:enhanced-geometry svg:viewBox="0 0 21600 21600" draw:type="rectangle" draw:enhanced-path="M 0 0 L 21600 0 21600 21600 0 21600 0 0 Z N"/>
        </draw:custom-shape>
        <draw:custom-shape draw:style-name="gr18" draw:text-style-name="P1" xml:id="id36" draw:id="id36" draw:layer="layout" svg:width="3cm" svg:height="1cm" svg:x="7cm" svg:y="7cm">
          <text:p text:style-name="P1">ch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" draw:text-style-name="P1" xml:id="id38" draw:id="id38" draw:layer="layout" svg:width="5cm" svg:height="2cm" svg:x="6cm" svg:y="12cm">
          <text:p text:style-name="P1">!imenik.empty(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xml:id="id39" draw:id="id39" draw:layer="layout" svg:width="5cm" svg:height="1cm" svg:x="6cm" svg:y="15cm">
          <text:p text:style-name="P1">imenik.pop_front();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5cm" svg:y1="4cm" svg:x2="8.5cm" svg:y2="5cm" draw:start-shape="id34" draw:start-glue-point="8" draw:end-shape="id35" draw:end-glue-point="0" svg:d="M8500 4000v1000" svg:viewBox="0 0 1 1001">
          <text:p/>
        </draw:connector>
        <draw:connector draw:style-name="gr3" draw:text-style-name="P2" draw:layer="layout" draw:type="line" svg:x1="8.5cm" svg:y1="6cm" svg:x2="8.5cm" svg:y2="7cm" draw:start-shape="id35" draw:start-glue-point="2" draw:end-shape="id36" draw:end-glue-point="4" svg:d="M8500 6000v1000" svg:viewBox="0 0 1 1001">
          <text:p/>
        </draw:connector>
        <draw:connector draw:style-name="gr3" draw:text-style-name="P2" draw:layer="layout" draw:type="line" svg:x1="8.5cm" svg:y1="8cm" svg:x2="8.5cm" svg:y2="9cm" draw:start-shape="id36" draw:start-glue-point="6" draw:end-shape="id37" draw:end-glue-point="4" svg:d="M8500 8000v1000" svg:viewBox="0 0 1 1001">
          <text:p/>
        </draw:connector>
        <draw:connector draw:style-name="gr3" draw:text-style-name="P2" draw:layer="layout" draw:type="line" svg:x1="8.5cm" svg:y1="11cm" svg:x2="8.5cm" svg:y2="12cm" draw:start-shape="id37" draw:start-glue-point="6" draw:end-shape="id38" draw:end-glue-point="4" svg:d="M8500 11000v1000" svg:viewBox="0 0 1 1001">
          <text:p/>
        </draw:connector>
        <draw:connector draw:style-name="gr3" draw:text-style-name="P2" draw:layer="layout" draw:type="line" svg:x1="8.5cm" svg:y1="14cm" svg:x2="8.5cm" svg:y2="15cm" draw:start-shape="id38" draw:start-glue-point="6" draw:end-shape="id39" draw:end-glue-point="0" svg:d="M8500 14000v1000" svg:viewBox="0 0 1 1001">
          <text:p/>
        </draw:connector>
        <draw:connector draw:style-name="gr3" draw:text-style-name="P2" draw:layer="layout" draw:line-skew="0.499cm -0.499cm" svg:x1="8.5cm" svg:y1="16cm" svg:x2="6cm" svg:y2="13cm" draw:start-shape="id39" draw:start-glue-point="2" draw:end-shape="id38" draw:end-glue-point="5" svg:d="M8500 16000v1000h-3500v-4000h1000" svg:viewBox="0 0 3501 4001">
          <text:p/>
        </draw:connector>
        <draw:custom-shape draw:style-name="gr2" draw:text-style-name="P1" xml:id="id41" draw:id="id41" draw:layer="layout" svg:width="4cm" svg:height="1cm" svg:x="12cm" svg:y="12.5cm">
          <text:p text:style-name="P1">Kraj met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4cm" svg:height="1cm" svg:x="12cm" svg:y="9.5cm">
          <text:p text:style-name="P1">Kraj met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cm" svg:y1="10cm" svg:x2="12cm" svg:y2="10cm" draw:start-shape="id37" draw:start-glue-point="7" draw:end-shape="id40" draw:end-glue-point="6" svg:d="M11000 10000h1000" svg:viewBox="0 0 1001 1">
          <text:p/>
        </draw:connector>
        <draw:connector draw:style-name="gr3" draw:text-style-name="P2" draw:layer="layout" draw:type="line" svg:x1="11cm" svg:y1="13cm" svg:x2="12cm" svg:y2="13cm" draw:start-shape="id38" draw:start-glue-point="7" draw:end-shape="id41" draw:end-glue-point="6" svg:d="M11000 13000h1000" svg:viewBox="0 0 1001 1">
          <text:p/>
        </draw:connector>
        <draw:frame draw:style-name="gr6" draw:text-style-name="P3" draw:layer="layout" svg:width="1.6cm" svg:height="0.683cm" svg:x="7.3cm" svg:y="10.817cm">
          <draw:text-box>
            <text:p>True</text:p>
          </draw:text-box>
        </draw:frame>
        <draw:frame draw:style-name="gr6" draw:text-style-name="P3" draw:layer="layout" svg:width="1.6cm" svg:height="0.683cm" svg:x="7.3cm" svg:y="13.8cm">
          <draw:text-box>
            <text:p>True</text:p>
          </draw:text-box>
        </draw:frame>
        <draw:frame draw:style-name="gr6" draw:text-style-name="P3" draw:layer="layout" svg:width="1.6cm" svg:height="0.683cm" svg:x="10.7cm" svg:y="9.3cm">
          <draw:text-box>
            <text:p>False</text:p>
          </draw:text-box>
        </draw:frame>
        <draw:frame draw:style-name="gr6" draw:text-style-name="P3" draw:layer="layout" svg:width="1.6cm" svg:height="0.683cm" svg:x="10.6cm" svg:y="12.317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36:30.199000000</meta:creation-date>
    <dc:date>2018-10-19T13:21:38.705000000</dc:date>
    <meta:editing-duration>PT30M30S</meta:editing-duration>
    <meta:editing-cycles>7</meta:editing-cycles>
    <meta:generator>LibreOffice/6.0.6.2$Windows_X86_64 LibreOffice_project/0c292870b25a325b5ed35f6b45599d2ea4458e77</meta:generator>
    <meta:document-statistic meta:object-count="101"/>
  </office:meta>
</office:document-meta>
</file>